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27ac5"/>
    </style:style>
    <style:style style:name="P8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1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1dfc9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1c4b7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205a7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" style:font-size-complex="10pt" style:language-complex="ar" style:country-complex="SA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language="nl" fo:country="NL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 fo:font-size="10pt" style:font-size-asian="10pt" style:font-name-complex="Bitstream Vera Sans" style:font-size-complex="10pt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 officeooo:paragraph-rsid="0020ad52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2111e5"/>
    </style:style>
    <style:style style:name="P32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3" style:family="paragraph" style:parent-style-name="Standard" style:list-style-name="L2"/>
    <style:style style:name="P34" style:family="paragraph" style:parent-style-name="Standard" style:list-style-name="L2">
      <style:text-properties officeooo:paragraph-rsid="002111e5"/>
    </style:style>
    <style:style style:name="P35" style:family="paragraph" style:parent-style-name="Standard" style:list-style-name="L2">
      <style:text-properties fo:color="#000000" fo:font-style="normal" style:font-style-asian="normal" style:font-style-complex="normal"/>
    </style:style>
    <style:style style:name="P36" style:family="paragraph" style:parent-style-name="Standard" style:list-style-name="L2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7" style:family="paragraph" style:parent-style-name="Standard" style:list-style-name="L2">
      <style:text-properties fo:color="#000000" style:font-name="Ubuntu4" fo:font-size="10.5pt" style:font-size-asian="10.5pt" style:font-size-complex="10.5pt"/>
    </style:style>
    <style:style style:name="P38" style:family="paragraph" style:parent-style-name="Standard" style:list-style-name="L2">
      <style:text-properties fo:color="#000000" style:font-name="Ubuntu4" fo:font-size="10.5pt" fo:font-style="normal" style:font-size-asian="10.5pt" style:font-style-asian="normal" style:font-size-complex="10.5pt" style:font-style-complex="normal"/>
    </style:style>
    <style:style style:name="P39" style:family="paragraph" style:parent-style-name="Standard" style:list-style-name="L2">
      <style:text-properties fo:color="#000000" style:font-name="Bitstream Vera Sans" fo:font-size="10pt" fo:language="nl" fo:country="NL" fo:font-style="normal" style:font-size-asian="10pt" style:language-asian="nl" style:country-asian="NL" style:font-style-asian="normal" style:font-name-complex="Bitstream Vera Sans" style:font-size-complex="10pt" style:font-style-complex="normal"/>
    </style:style>
    <style:style style:name="P40" style:family="paragraph" style:parent-style-name="Standard" style:list-style-name="L2">
      <style:text-properties fo:color="#000000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P41" style:family="paragraph" style:parent-style-name="Standard" style:list-style-name="L2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2" style:family="paragraph" style:parent-style-name="Standard" style:list-style-name="L2">
      <style:text-properties style:font-name="Bitstream Vera Sans"/>
    </style:style>
    <style:style style:name="P43" style:family="paragraph" style:parent-style-name="Standard" style:list-style-name="L3">
      <style:text-properties style:font-name="Bitstream Vera Sans" fo:font-size="10pt" fo:language="nl" fo:country="NL" fo:background-color="transparent" style:font-size-asian="10pt" style:language-asian="nl" style:country-asian="NL" style:font-name-complex="Bitstream Vera Sans" style:font-size-complex="10pt"/>
    </style:style>
    <style:style style:name="P44" style:family="paragraph" style:parent-style-name="Standard" style:list-style-name="L2">
      <style:text-properties fo:font-style="normal" style:font-style-asian="normal" style:font-style-complex="normal"/>
    </style:style>
    <style:style style:name="P45" style:family="paragraph" style:parent-style-name="Standard" style:list-style-name="L2">
      <style:paragraph-properties fo:break-before="pag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3" style:family="text">
      <style:text-properties fo:language="nl" fo:country="NL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4" style:family="text">
      <style:text-properties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5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6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7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8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9" style:family="text">
      <style:text-properties fo:color="#000000" style:text-line-through-style="none" style:font-name="Ubuntu4" fo:font-size="10.5pt" fo:language="nl" fo:country="NL" fo:font-style="normal" style:text-underline-style="none" fo:font-weight="bold" fo:background-color="transparent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10" style:family="text">
      <style:text-properties fo:color="#000000" style:text-line-through-style="none" style:font-name="Ubuntu4" fo:font-size="10.5pt" fo:language="nl" fo:country="NL" fo:font-style="normal" style:text-underline-style="none" fo:font-weight="bold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11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2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13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4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15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83945a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16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39dbeb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17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3cf762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18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383200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19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111e5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20" style:family="text">
      <style:text-properties fo:color="#000000" style:text-line-through-style="none" style:font-name="Ubuntu4" fo:font-size="10.5pt" fo:language="nl" fo:country="NL" fo:font-style="normal" style:text-underline-style="none" fo:font-weight="normal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1" style:family="text">
      <style:text-properties fo:color="#000000" style:text-line-through-style="none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T22" style:family="text">
      <style:text-properties fo:color="#000000" style:text-line-through-style="none" style:font-name="Ubuntu4" fo:font-size="10.5pt" style:text-underline-style="none" style:font-size-asian="10.5pt" style:font-size-complex="10.5pt"/>
    </style:style>
    <style:style style:name="T23" style:family="text">
      <style:text-properties fo:color="#000000" style:text-line-through-style="none" style:font-name="Ubuntu4" fo:font-size="10.5pt" style:text-underline-style="none" officeooo:rsid="0023e916" style:font-size-asian="10.5pt" style:font-size-complex="10.5pt"/>
    </style:style>
    <style:style style:name="T24" style:family="text">
      <style:text-properties fo:color="#000000" style:text-line-through-style="none" style:font-name="Ubuntu4" fo:font-size="10.5pt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color="#000000" style:text-line-through-style="none" fo:language="nl" fo:country="NL" fo:font-style="normal" fo:font-weight="normal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26" style:family="text">
      <style:text-properties fo:color="#000000" style:text-line-through-style="none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27" style:family="text">
      <style:text-properties fo:color="#000000" style:text-line-through-style="none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T28" style:family="text">
      <style:text-properties fo:color="#000000" style:text-line-through-style="none" fo:language="nl" fo:country="NL" fo:font-style="normal" fo:font-weight="normal" officeooo:rsid="0039dbeb" fo:background-color="transparent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T29" style:family="text">
      <style:text-properties fo:color="#000000" style:text-line-through-style="none" fo:language="nl" fo:country="NL" fo:font-weight="normal" fo:background-color="transparent" style:font-size-asian="10.5pt" style:language-asian="nl" style:country-asian="NL" style:font-weight-asian="normal" style:font-size-complex="10.5pt" style:language-complex="ar" style:country-complex="SA" style:font-weight-complex="normal"/>
    </style:style>
    <style:style style:name="T30" style:family="text">
      <style:text-properties fo:color="#000000" style:text-line-through-style="none" fo:language="nl" fo:country="NL" fo:font-weight="normal" fo:background-color="transparent" style:font-name-asian="DejaVu Sans1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31" style:family="text">
      <style:text-properties fo:color="#000000" style:text-line-through-style="none" fo:language="nl" fo:country="NL" fo:font-weight="normal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32" style:family="text">
      <style:text-properties fo:color="#000000" style:text-line-through-style="none" fo:language="nl" fo:country="NL" style:text-underline-style="none" fo:font-weight="normal" officeooo:rsid="0083945a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33" style:family="text">
      <style:text-properties fo:color="#000000" style:text-line-through-style="none" fo:language="nl" fo:country="NL" style:text-underline-style="none" fo:font-weight="normal" officeooo:rsid="0020ad52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34" style:family="text">
      <style:text-properties fo:color="#000000" style:text-line-through-style="none" fo:language="nl" fo:country="NL" style:text-underline-style="none" fo:font-weight="normal" officeooo:rsid="0039dbeb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35" style:family="text">
      <style:text-properties fo:color="#000000" style:font-name="Ubuntu4" fo:font-size="10.5pt"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36" style:family="text">
      <style:text-properties fo:color="#000000"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37" style:family="text">
      <style:text-properties fo:color="#000000" style:font-name="Ubuntu4" fo:font-size="10.5pt" fo:language="nl" fo:country="NL" fo:font-weight="normal" officeooo:rsid="00227ac5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38" style:family="text">
      <style:text-properties fo:color="#000000" style:font-name="Ubuntu4" fo:font-size="10.5pt" fo:language="nl" fo:country="NL" fo:font-weight="normal" officeooo:rsid="00257dfb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39" style:family="text">
      <style:text-properties fo:color="#000000" style:font-name="Ubuntu4" fo:font-size="10.5pt" fo:language="nl" fo:country="NL" fo:font-weight="normal" officeooo:rsid="0027c240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40" style:family="text">
      <style:text-properties fo:color="#000000" style:font-name="Ubuntu4" fo:font-size="10.5pt" fo:language="nl" fo:country="NL" fo:font-weight="normal" officeooo:rsid="00297761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41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2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43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44" style:family="text">
      <style:text-properties fo:color="#000000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45" style:family="text">
      <style:text-properties fo:color="#000000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46" style:family="text">
      <style:text-properties fo:color="#000000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47" style:family="text">
      <style:text-properties fo:color="#000000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48" style:family="text">
      <style:text-properties fo:color="#000000" style:font-name="Ubuntu4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49" style:family="text"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50" style:family="text"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51" style:family="text">
      <style:text-properties fo:color="#000000" style:font-name="Ubuntu4" fo:font-size="10.5pt" fo:language="nl" fo:country="NL" fo:font-style="normal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52" style:family="text">
      <style:text-properties fo:color="#000000" style:font-name="Ubuntu4" fo:font-size="10.5pt" fo:language="nl" fo:country="NL" fo:font-style="normal" fo:font-weight="bold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53" style:family="text">
      <style:text-properties fo:color="#000000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4" style:family="text">
      <style:text-properties fo:color="#000000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size-complex="10.5pt" style:font-weight-complex="normal"/>
    </style:style>
    <style:style style:name="T55" style:family="text">
      <style:text-properties fo:color="#000000" style:font-name="Ubuntu4" fo:font-size="10.5pt" fo:language="nl" fo:country="NL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56" style:family="text">
      <style:text-properties fo:color="#000000" style:font-name="Ubuntu4" fo:font-size="10.5pt" fo:font-weight="normal" style:font-size-asian="10.5pt" style:font-weight-asian="normal" style:font-size-complex="10.5pt" style:font-weight-complex="normal"/>
    </style:style>
    <style:style style:name="T57" style:family="text">
      <style:text-properties fo:color="#000000" style:font-name="Ubuntu4" fo:font-size="10.5pt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8" style:family="text">
      <style:text-properties fo:color="#000000" style:font-name="Ubuntu4" fo:font-size="10.5pt" style:font-size-asian="10.5pt" style:font-size-complex="10.5pt"/>
    </style:style>
    <style:style style:name="T59" style:family="text">
      <style:text-properties fo:color="#000000" style:font-name="Ubuntu4" fo:font-size="10.5pt" style:text-underline-style="none" style:font-size-asian="10.5pt" style:font-size-complex="10.5pt"/>
    </style:style>
    <style:style style:name="T60" style:family="text">
      <style:text-properties fo:color="#000000" style:font-name="Ubuntu4" fo:font-size="10.5pt" fo:background-color="transparent" style:font-size-asian="10.5pt" style:language-asian="nl" style:country-asian="NL" style:font-name-complex="Bitstream Vera Sans" style:font-size-complex="10.5pt"/>
    </style:style>
    <style:style style:name="T61" style:family="text">
      <style:text-properties fo:color="#000000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62" style:family="text">
      <style:text-properties fo:color="#000000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63" style:family="text">
      <style:text-properties fo:color="#000000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64" style:family="text">
      <style:text-properties fo:color="#000000"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65" style:family="text">
      <style:text-properties fo:color="#000000" style:font-size-asian="10.5pt" style:font-size-complex="10.5pt"/>
    </style:style>
    <style:style style:name="T66" style:family="text"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67" style:family="text">
      <style:text-properties fo:color="#000000" fo:font-size="10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68" style:family="text">
      <style:text-properties style:language-complex="nl" style:country-complex="NL"/>
    </style:style>
    <style:style style:name="T69" style:family="text">
      <style:text-properties style:text-line-through-style="none" style:font-name="Ubuntu4" fo:font-size="10.5pt" style:text-underline-style="none" fo:font-weight="normal" style:font-size-asian="10.5pt" style:font-weight-asian="normal" style:font-size-complex="10.5pt" style:font-weight-complex="normal"/>
    </style:style>
    <style:style style:name="T70" style:family="text">
      <style:text-properties style:text-line-through-style="none" style:font-name="Ubuntu4" fo:font-size="10.5pt" style:text-underline-style="none" fo:font-weight="normal" officeooo:rsid="001f4225" style:font-size-asian="10.5pt" style:font-weight-asian="normal" style:font-size-complex="10.5pt" style:font-weight-complex="normal"/>
    </style:style>
    <style:style style:name="T71" style:family="text">
      <style:text-properties style:text-line-through-style="none" style:font-name="Ubuntu4" fo:font-size="10.5pt" style:text-underline-style="none" fo:font-weight="normal" officeooo:rsid="002000ba" style:font-size-asian="10.5pt" style:font-weight-asian="normal" style:font-size-complex="10.5pt" style:font-weight-complex="normal"/>
    </style:style>
    <style:style style:name="T72" style:family="text">
      <style:text-properties style:text-line-through-style="none" style:font-name="Ubuntu4" fo:font-size="10.5pt" style:text-underline-style="none" fo:font-weight="normal" officeooo:rsid="0028cd55" style:font-size-asian="10.5pt" style:font-weight-asian="normal" style:font-size-complex="10.5pt" style:font-weight-complex="normal"/>
    </style:style>
    <style:style style:name="T73" style:family="text">
      <style:text-properties style:text-line-through-style="none" style:font-name="Ubuntu4" fo:font-size="10.5pt" style:text-underline-style="none" fo:font-weight="normal" style:font-name-asian="DejaVu Sans1" style:font-size-asian="10.5pt" style:font-weight-asian="normal" style:font-size-complex="10.5pt" style:font-weight-complex="normal"/>
    </style:style>
    <style:style style:name="T74" style:family="text">
      <style:text-properties style:text-line-through-style="none" style:font-name="Ubuntu4" fo:font-size="10.5pt" style:text-underline-style="none" style:font-size-asian="10.5pt" style:font-size-complex="10.5pt"/>
    </style:style>
    <style:style style:name="T75" style:family="text">
      <style:text-properties style:text-line-through-style="none" style:font-name="Ubuntu4" fo:font-size="10.5pt" style:text-underline-style="none" officeooo:rsid="001f4225" style:font-size-asian="10.5pt" style:font-size-complex="10.5pt"/>
    </style:style>
    <style:style style:name="T76" style:family="text">
      <style:text-properties style:text-line-through-style="none" style:font-name="Ubuntu4" fo:font-size="10.5pt" fo:font-weight="normal" style:font-size-asian="10.5pt" style:font-weight-asian="normal" style:font-size-complex="10.5pt" style:font-weight-complex="normal"/>
    </style:style>
    <style:style style:name="T77" style:family="text">
      <style:text-properties style:text-line-through-style="none" style:font-name="Ubuntu4" fo:font-size="10.5pt" style:font-name-asian="Times New Roman" style:font-size-asian="10.5pt" style:font-size-complex="10.5pt" style:language-complex="ar" style:country-complex="SA"/>
    </style:style>
    <style:style style:name="T78" style:family="text">
      <style:text-properties style:text-line-through-style="none" style:font-name="Ubuntu4" fo:font-size="10.5pt" fo:font-style="normal" style:text-underline-style="none" style:font-name-asian="DejaVu Sans1" style:font-style-asian="normal" style:font-style-complex="normal"/>
    </style:style>
    <style:style style:name="T79" style:family="text">
      <style:text-properties style:text-line-through-style="none" style:font-name="Ubuntu4" fo:font-size="10.5pt" fo:font-style="normal" style:text-underline-style="none" style:font-size-asian="10.5pt" style:font-style-asian="normal" style:font-size-complex="10.5pt" style:font-style-complex="normal"/>
    </style:style>
    <style:style style:name="T80" style:family="text">
      <style:text-properties style:text-line-through-style="none" style:font-name="Ubuntu4" fo:font-size="10.5pt" fo:font-style="normal" style:font-name-asian="DejaVu Sans1" style:font-size-asian="10.5pt" style:font-style-asian="normal" style:font-size-complex="10.5pt" style:font-style-complex="normal"/>
    </style:style>
    <style:style style:name="T81" style:family="text">
      <style:text-properties style:text-line-through-style="none" style:font-name="Ubuntu4" fo:font-size="10.5pt" style:font-name-asian="DejaVu Sans1" style:font-size-asian="10.5pt" style:font-size-complex="10.5pt"/>
    </style:style>
    <style:style style:name="T82" style:family="text">
      <style:text-properties style:text-line-through-style="none" style:font-name-asian="DejaVu Sans1"/>
    </style:style>
    <style:style style:name="T83" style:family="text">
      <style:text-properties style:text-line-through-style="none" style:font-name-asian="DejaVu Sans1" style:language-complex="ar" style:country-complex="SA"/>
    </style:style>
    <style:style style:name="T84" style:family="text">
      <style:text-properties style:text-line-through-style="none" style:font-name-asian="DejaVu Sans1" style:font-size-asian="10.5pt" style:font-size-complex="10.5pt"/>
    </style:style>
    <style:style style:name="T85" style:family="text">
      <style:text-properties style:text-line-through-style="none" style:font-size-asian="10.5pt" style:font-size-complex="10.5pt"/>
    </style:style>
    <style:style style:name="T86" style:family="text">
      <style:text-properties style:text-line-through-style="none" style:text-underline-style="none" style:font-size-asian="10.5pt" style:font-size-complex="10.5pt"/>
    </style:style>
    <style:style style:name="T87" style:family="text">
      <style:text-properties style:text-line-through-style="none" style:text-underline-style="none" style:font-name-asian="DejaVu Sans1"/>
    </style:style>
    <style:style style:name="T88" style:family="text">
      <style:text-properties style:text-line-through-style="none" style:text-underline-style="none" style:font-name-asian="DejaVu Sans1" style:font-size-asian="10.5pt" style:font-size-complex="10.5pt"/>
    </style:style>
    <style:style style:name="T89" style:family="text">
      <style:text-properties style:font-name="Ubuntu4" fo:font-size="10.5pt" style:font-size-asian="10.5pt" style:font-size-complex="10.5pt"/>
    </style:style>
    <style:style style:name="T90" style:family="text">
      <style:text-properties style:font-name="Ubuntu4" fo:font-size="10.5pt" style:font-name-asian="Times New Roman" style:font-size-asian="10.5pt" style:font-size-complex="10.5pt" style:language-complex="ar" style:country-complex="SA"/>
    </style:style>
    <style:style style:name="T91" style:family="text">
      <style:text-properties style:font-name="Ubuntu4" fo:font-size="10.5pt" fo:font-weight="normal" style:font-size-asian="10.5pt" style:font-weight-asian="normal" style:font-size-complex="10.5pt" style:font-weight-complex="normal"/>
    </style:style>
    <style:style style:name="T92" style:family="text">
      <style:text-properties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93" style:family="text">
      <style:text-properties style:font-name="Ubuntu4" fo:font-size="10.5pt" style:text-underline-style="none" fo:background-color="transparent" style:font-size-asian="10.5pt" style:font-size-complex="10.5pt"/>
    </style:style>
    <style:style style:name="T94" style:family="text">
      <style:text-properties style:font-name="Ubuntu4" fo:font-size="10.5pt" fo:language="en" fo:country="US" style:text-underline-style="none" fo:font-weight="normal" fo:background-color="transparent" style:font-size-asian="10.5pt" style:font-weight-asian="normal" style:font-size-complex="10.5pt" style:font-weight-complex="normal"/>
    </style:style>
    <style:style style:name="T95" style:family="text">
      <style:text-properties style:font-name="Ubuntu4" fo:font-size="10.5pt" fo:language="en" fo:country="US" style:text-underline-style="none" fo:background-color="transparent" style:font-size-asian="10.5pt" style:font-size-complex="10.5pt"/>
    </style:style>
    <style:style style:name="T96" style:family="text">
      <style:text-properties style:font-name="Ubuntu4" fo:font-size="10.5pt" fo:font-style="normal" style:text-underline-style="none" style:font-name-asian="DejaVu Sans1" style:font-size-asian="10.5pt" style:font-style-asian="normal" style:font-name-complex="Bitstream Vera Sans" style:font-size-complex="10.5pt" style:font-style-complex="normal"/>
    </style:style>
    <style:style style:name="T97" style:family="text">
      <style:text-properties style:font-size-asian="10.5pt" style:font-size-complex="10.5pt"/>
    </style:style>
    <style:style style:name="T98" style:family="text">
      <style:text-properties style:font-size-asian="10.5pt" style:font-weight-asian="normal" style:font-size-complex="10.5pt" style:font-weight-complex="normal"/>
    </style:style>
    <style:style style:name="T99" style:family="text">
      <style:text-properties fo:color="#808080"/>
    </style:style>
    <style:style style:name="T100" style:family="text">
      <style:text-properties fo:color="#808080"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101" style:family="text">
      <style:text-properties style:text-underline-style="none" style:font-name-asian="DejaVu Sans1" style:font-size-asian="10.5pt" style:font-style-asian="normal" style:font-name-complex="Bitstream Vera Sans" style:font-size-complex="10.5pt" style:font-style-complex="normal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 ☐ " style:num-format="1" text:display-levels="2">
        <style:list-level-properties text:space-before="0.251cm" text:min-label-width="1.499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trong_20_Emphasis"><text:span text:style-name="T5">T</text:span></text:span><text:span text:style-name="Strong_20_Emphasis"><text:span text:style-name="T5">ip:</text:span></text:span><text:span text:style-name="T9"> <text:s/><text:tab/><text:tab/></text:span><text:span text:style-name="T11">Kijk op</text:span><text:span text:style-name="T35"> </text:span><text:a xlink:type="simple" xlink:href="http://karelzimmer.nl/"><text:span text:style-name="Internet_20_link"><text:span text:style-name="T89">karelzimmer.nl</text:span></text:span></text:a><text:span text:style-name="T35"> voor voor downloads, checklists, en scripts.</text:span></text:p>
      <text:p text:style-name="P6"><text:span text:style-name="Strong_20_Emphasis"><text:span text:style-name="T36"/></text:span></text:p>
      <text:p text:style-name="P7"><text:span text:style-name="Strong_20_Emphasis"><text:span text:style-name="T35">Note:<text:tab/></text:span></text:span><text:span text:style-name="Strong_20_Emphasis"><text:span text:style-name="T36"><text:tab/>Deze Checklist is bruikbaar voor de </text:span></text:span><text:span text:style-name="Strong_20_Emphasis"><text:span text:style-name="T37">i</text:span></text:span><text:span text:style-name="Strong_20_Emphasis"><text:span text:style-name="T36">nstallatie van Ubuntu 10.10 </text:span></text:span><text:span text:style-name="Strong_20_Emphasis"><text:span text:style-name="T50">(Maverick Meerkat)</text:span></text:span><text:span text:style-name="Strong_20_Emphasis"><text:span text:style-name="T36">.</text:span></text:span></text:p>
      <text:p text:style-name="P6"><text:span text:style-name="Strong_20_Emphasis"><text:span text:style-name="T35">Note:<text:tab/></text:span></text:span><text:span text:style-name="Strong_20_Emphasis"><text:span text:style-name="T36"><text:tab/></text:span></text:span><text:span text:style-name="T36">Dit is de </text:span><text:span text:style-name="Emphasis"><text:span text:style-name="T61">algemene</text:span></text:span><text:span text:style-name="T36"> “</text:span><text:span text:style-name="T40">c</text:span><text:span text:style-name="T37">ommon” </text:span><text:span text:style-name="T36">Checklist </text:span><text:span text:style-name="T50"><text:s/></text:span><text:span text:style-name="T36">voor een 32-bit of 64-bit </text:span><text:span text:style-name="T38">desktop </text:span><text:span text:style-name="T39">computer</text:span><text:span text:style-name="T36">.</text:span></text:p>
      <text:p text:style-name="P6"><text:span text:style-name="Strong_20_Emphasis"><text:span text:style-name="T35">Note:<text:tab/></text:span></text:span><text:span text:style-name="Strong_20_Emphasis"><text:span text:style-name="T36"><text:tab/></text:span></text:span><text:span text:style-name="T36">Gebruik deze Checklist </text:span><text:span text:style-name="Emphasis"><text:span text:style-name="T61">eventueel</text:span></text:span><text:span text:style-name="T36"> naast de </text:span><text:span text:style-name="Emphasis"><text:span text:style-name="T61">specifieke</text:span></text:span><text:span text:style-name="T36"> Checklist</text:span><text:span text:style-name="T36">.</text:span></text:p>
      <text:p text:style-name="P6"><text:span text:style-name="Strong_20_Emphasis"><text:span text:style-name="T36"/></text:span></text:p>
      <text:p text:style-name="P6"><text:span text:style-name="Definition"><text:span text:style-name="T3">Bootmenu-toets:</text:span></text:span><text:span text:style-name="T36"><text:tab/><text:tab/><text:tab/></text:span><text:span text:style-name="T100">________________</text:span><text:span text:style-name="T36"> </text:span><text:span text:style-name="T36">(</text:span><text:span text:style-name="T36">toets om het opstart</text:span><text:span text:style-name="T36">medium te kiezen</text:span><text:span text:style-name="T36">, bijvoorbeeld </text:span><text:span text:style-name="T35">Esc</text:span><text:span text:style-name="T35">)</text:span></text:p>
      <text:p text:style-name="P6"><text:span text:style-name="Definition"><text:span text:style-name="T3">Setup-toets:</text:span></text:span><text:span text:style-name="T36"><text:tab/><text:tab/><text:tab/><text:tab/></text:span><text:span text:style-name="T100">________________</text:span><text:span text:style-name="T36"> </text:span><text:span text:style-name="T36">(</text:span><text:span text:style-name="T36">toets om het in het BIOS te komen, bijvooreeld </text:span><text:span text:style-name="T35">F10</text:span><text:span text:style-name="T35">)</text:span></text:p>
      <text:p text:style-name="P6"><text:span text:style-name="Definition"><text:span text:style-name="T3">Gebruiker:</text:span></text:span><text:span text:style-name="T36"><text:tab/><text:tab/><text:tab/><text:tab/><text:tab/></text:span><text:span text:style-name="T100">________________</text:span><text:span text:style-name="T36"> </text:span><text:span text:style-name="T36">(volledige naam van de gebruike</text:span><text:span text:style-name="T36">r, bijvoorbeeld Jan Stek</text:span><text:span text:style-name="T36">)</text:span></text:p>
      <text:p text:style-name="P6"><text:span text:style-name="Definition"><text:span text:style-name="T3">Gebruikersnaam:</text:span></text:span><text:span text:style-name="T36"><text:tab/><text:tab/><text:tab/></text:span><text:span text:style-name="T100">________________</text:span><text:span text:style-name="T36"> </text:span><text:span text:style-name="T36">(korte naam van de gebruike</text:span><text:span text:style-name="T36">r, bijvoorbeeld jan</text:span><text:span text:style-name="T36">)</text:span></text:p>
      <text:p text:style-name="P6"><text:span text:style-name="Definition"><text:span text:style-name="T3">Computernaam:</text:span></text:span><text:span text:style-name="T36"><text:tab/><text:tab/><text:tab/></text:span><text:span text:style-name="T100">________________</text:span><text:span text:style-name="T36"> </text:span><text:span text:style-name="T36">(naam van de computer in het netwerk, moet uniek zijn)</text:span></text:p>
      <text:p text:style-name="P3"><text:span text:style-name="Definition">Gebruikers</text:span><text:span text:style-name="Definition">afb</text:span><text:span text:style-name="Definition">eelding:</text:span><text:tab/><text:span text:style-name="T99">________________</text:span> (afbeelding naast gebruiker op het aanmeldvenster)</text:p>
      <text:p text:style-name="P3"/>
      <text:p text:style-name="P3"/>
      <text:list xml:id="list1293979669759145644" text:style-name="L1">
        <text:list-item>
          <text:p text:style-name="P10">Installatie voorbereiden.</text:p>
          <text:p text:style-name="P10"/>
        </text:list-item>
      </text:list>
      <text:list xml:id="list8306373502532059864" text:style-name="L2">
        <text:list-item>
          <text:list>
            <text:list-item>
              <text:p text:style-name="P35"><text:span text:style-name="T89">Aanmelden als </text:span><text:span text:style-name="Definition"><text:span text:style-name="T97">Gebruiker</text:span></text:span><text:span text:style-name="T89">.</text:span></text:p>
              <text:p text:style-name="P36"/>
            </text:list-item>
            <text:list-item>
              <text:p text:style-name="P23"><text:span text:style-name="Strong_20_Emphasis"><text:span text:style-name="T56">Start </text:span></text:span><text:span text:style-name="Strong_20_Emphasis"><text:span text:style-name="T58">Terminalvenster</text:span></text:span><text:span text:style-name="Strong_20_Emphasis"><text:span text:style-name="T56"> via </text:span></text:span><text:span text:style-name="Strong_20_Emphasis"><text:span text:style-name="T58">Toepassingen</text:span></text:span><text:span text:style-name="Strong_20_Emphasis"><text:span text:style-name="T56"> &gt; </text:span></text:span><text:span text:style-name="Strong_20_Emphasis"><text:span text:style-name="T58">Hulpmiddelen</text:span></text:span><text:span text:style-name="Strong_20_Emphasis"><text:span text:style-name="T56"> om het backupscript te downloaden en een backup te maken</text:span></text:span><text:span text:style-name="T58">.</text:span></text:p>
            </text:list-item>
            <text:list-item>
              <text:p text:style-name="P23"><text:span text:style-name="T58">$ </text:span><text:span text:style-name="User_20_Entry"><text:span text:style-name="T65">cd /tmp;wget karelzimmer.nl/gs;bash gs</text:span></text:span></text:p>
            </text:list-item>
            <text:list-item>
              <text:p text:style-name="P24"><text:span text:style-name="T59">$ </text:span><text:span text:style-name="User_20_Entry"><text:span text:style-name="T65">sudo ./backup.sh</text:span></text:span><text:span text:style-name="User_20_Entry"><text:span text:style-name="T58"><text:line-break/></text:span></text:span><text:span text:style-name="T58">Volg de aanwijzingen van het backupscript.</text:span></text:p>
              <text:p text:style-name="P11"/>
              <text:p text:style-name="P11"/>
            </text:list-item>
          </text:list>
        </text:list-item>
        <text:list-item>
          <text:p text:style-name="P24"><text:span text:style-name="T58">U</text:span><text:span text:style-name="T58">buntu</text:span><text:span text:style-name="T58"> installeren.</text:span></text:p>
          <text:p text:style-name="P11"/>
          <text:list>
            <text:list-item>
              <text:p text:style-name="P24"><text:span text:style-name="T58">Start de computer op vanaf </text:span><text:span text:style-name="T22">U</text:span><text:span text:style-name="T23">buntu</text:span><text:span text:style-name="T22"> 10.10 </text:span><text:span text:style-name="Strong_20_Emphasis"><text:span text:style-name="T22">32-bit</text:span></text:span><text:span text:style-name="T22"> of </text:span><text:span text:style-name="Strong_20_Emphasis"><text:span text:style-name="T22">64-bit </text:span></text:span><text:span text:style-name="T22">[1] CD of USB-stick [2] .</text:span></text:p>
              <text:p text:style-name="P24"><text:span text:style-name="T22"><text:line-break/></text:span><text:span text:style-name="T22">Bootmenu via </text:span><text:span text:style-name="Definition"><text:span text:style-name="T97">Bootmenu-toets</text:span></text:span><text:span text:style-name="T58"> (Setup via </text:span><text:span text:style-name="Definition"><text:span text:style-name="T97">Setup-toets</text:span></text:span><text:span text:style-name="T58">).</text:span></text:p>
              <text:p text:style-name="P11"/>
              <text:p text:style-name="P15"><text:span text:style-name="Strong_20_Emphasis"><text:span text:style-name="T69">[1] <text:tab/>Terminalvenster: $ </text:span></text:span><text:span text:style-name="User_20_Entry"><text:span text:style-name="T85">grep --count ' lm ' /proc/cpuinfo</text:span></text:span><text:span text:style-name="Strong_20_Emphasis"><text:span text:style-name="T69"><text:line-break/><text:tab/><text:tab/>Uitkomst: </text:span></text:span><text:span text:style-name="User_20_Entry"><text:span text:style-name="T85">0</text:span></text:span><text:span text:style-name="T85"> </text:span><text:span text:style-name="Strong_20_Emphasis"><text:span text:style-name="T69">= </text:span></text:span><text:span text:style-name="Strong_20_Emphasis"><text:span text:style-name="T86">32-bit</text:span></text:span><text:span text:style-name="Strong_20_Emphasis"><text:span text:style-name="T69">, </text:span></text:span><text:span text:style-name="User_20_Entry"><text:span text:style-name="T85">1</text:span></text:span><text:span text:style-name="Strong_20_Emphasis"><text:span text:style-name="T69"> = </text:span></text:span><text:span text:style-name="Strong_20_Emphasis"><text:span text:style-name="T86">64-bit</text:span></text:span><text:span text:style-name="Strong_20_Emphasis"><text:span text:style-name="T69"> single-core, </text:span></text:span><text:span text:style-name="User_20_Entry"><text:span text:style-name="T85">2</text:span></text:span><text:span text:style-name="Strong_20_Emphasis"><text:span text:style-name="T69"> = </text:span></text:span><text:span text:style-name="Strong_20_Emphasis"><text:span text:style-name="T86">64-bit</text:span></text:span><text:span text:style-name="Strong_20_Emphasis"><text:span text:style-name="T69"> dual-core, etc.<text:line-break/>[2]<text:tab/>Maak </text:span></text:span><text:span text:style-name="Strong_20_Emphasis"><text:span text:style-name="T71">een opstartbare </text:span></text:span><text:span text:style-name="Strong_20_Emphasis"><text:span text:style-name="T69">USB-stick aan via:</text:span></text:span><text:span text:style-name="Strong_20_Emphasis"><text:span text:style-name="T70">-<text:line-break/><text:tab/><text:tab/>-Ubuntu:</text:span></text:span><text:span text:style-name="Strong_20_Emphasis"><text:span text:style-name="T69"> <text:tab/></text:span></text:span><text:span text:style-name="Strong_20_Emphasis"><text:span text:style-name="T74">Systeem</text:span></text:span><text:span text:style-name="Strong_20_Emphasis"><text:span text:style-name="T69"> &gt; </text:span></text:span><text:span text:style-name="Strong_20_Emphasis"><text:span text:style-name="T74">Beheer</text:span></text:span><text:span text:style-name="Strong_20_Emphasis"><text:span text:style-name="T69"> &gt; </text:span></text:span><text:span text:style-name="Strong_20_Emphasis">Opstartschijf aanmaken</text:span><text:span text:style-name="T74"><text:line-break/><text:tab/><text:tab/></text:span><text:span text:style-name="T75">-Windows:<text:tab/>Universal USB Installer (UUI)</text:span><text:span text:style-name="Strong_20_Emphasis"><text:span text:style-name="T69"><text:line-break/><text:tab/><text:tab/>Gebruik als “invoer” een U</text:span></text:span><text:span text:style-name="Strong_20_Emphasis"><text:span text:style-name="T72">buntu Desktop</text:span></text:span><text:span text:style-name="Strong_20_Emphasis"><text:span text:style-name="T69"> 10.10 .iso-bestand of CD, <text:line-break/><text:tab/><text:tab/>en als “uitvoer” een lege USB-stick van minimaal 1 GB, FAT32 geformatteerd.</text:span></text:span></text:p>
              <text:p text:style-name="P15"><text:span text:style-name="Strong_20_Emphasis"><text:span text:style-name="T24"/></text:span></text:p>
            </text:list-item>
            <text:list-item>
              <text:p text:style-name="P15"><text:span text:style-name="Emphasis"><text:span text:style-name="T97">Indien mogelijk:</text:span></text:span><text:span text:style-name="T89"> <text:tab/></text:span><text:span text:style-name="T89">Maak verbinding met het draadloze netwerk.<text:line-break/></text:span><text:span text:style-name="Emphasis"><text:span text:style-name="T86">Indien nodig:</text:span></text:span><text:span text:style-name="Strong_20_Emphasis"><text:span text:style-name="T69"> <text:tab/><text:tab/></text:span></text:span><text:span text:style-name="Strong_20_Emphasis"><text:span text:style-name="T69">Sluit </text:span></text:span><text:span text:style-name="Strong_20_Emphasis"><text:span text:style-name="T69">de computer </text:span></text:span><text:span text:style-name="Strong_20_Emphasis"><text:span text:style-name="T69">bedraad </text:span></text:span><text:span text:style-name="Strong_20_Emphasis"><text:span text:style-name="T69">aan op het</text:span></text:span><text:span text:style-name="Strong_20_Emphasis"><text:span text:style-name="T69"> netwerk.</text:span></text:span></text:p>
            </text:list-item>
            <text:list-item>
              <text:p text:style-name="P15"><text:span text:style-name="Strong_20_Emphasis"><text:span text:style-name="T69">Kies </text:span></text:span><text:span text:style-name="Strong_20_Emphasis"><text:span text:style-name="T74">Nederlands</text:span></text:span><text:span text:style-name="Strong_20_Emphasis"><text:span text:style-name="T69"> en klik op </text:span></text:span><text:span text:style-name="Strong_20_Emphasis"><text:span text:style-name="T74">Ubuntu installeren</text:span></text:span><text:span text:style-name="Strong_20_Emphasis"><text:span text:style-name="T69">. </text:span></text:span></text:p>
            </text:list-item>
            <text:list-item>
              <text:p text:style-name="P15"><text:span text:style-name="Strong_20_Emphasis"><text:span text:style-name="T69">Vink aan </text:span></text:span><text:span text:style-name="Strong_20_Emphasis"><text:span text:style-name="T86">Updates downloaden tijdens het installeren</text:span></text:span><text:span text:style-name="Strong_20_Emphasis"><text:span text:style-name="T69"> en klik op </text:span></text:span><text:span text:style-name="Strong_20_Emphasis"><text:span text:style-name="T86">Vooruit</text:span></text:span><text:span text:style-name="Strong_20_Emphasis"><text:span text:style-name="T69">.</text:span></text:span></text:p>
            </text:list-item>
            <text:list-item>
              <text:p text:style-name="P15">Kies <text:span text:style-name="Strong_20_Emphasis">D</text:span><text:span text:style-name="Strong_20_Emphasis">e gehele schijf </text:span><text:span text:style-name="Strong_20_Emphasis">wissen en</text:span><text:span text:style-name="Strong_20_Emphasis"> gebruiken</text:span> en klik op <text:span text:style-name="Strong_20_Emphasis">Vooruit</text:span>.</text:p>
            </text:list-item>
            <text:list-item>
              <text:p text:style-name="P17"><text:span text:style-name="T89">Klik op </text:span><text:span text:style-name="Strong_20_Emphasis"><text:span text:style-name="T97">Nu installeren</text:span></text:span><text:span text:style-name="T89">.</text:span></text:p>
            </text:list-item>
            <text:list-item>
              <text:p text:style-name="P15"><text:span text:style-name="Strong_20_Emphasis"><text:span text:style-name="T69">Klik tweemaal op </text:span></text:span><text:span text:style-name="Strong_20_Emphasis"><text:span text:style-name="T74">Vooruit</text:span></text:span><text:span text:style-name="Strong_20_Emphasis"><text:span text:style-name="T69">.</text:span></text:span></text:p>
            </text:list-item>
            <text:list-item>
              <text:p text:style-name="P16"><text:span text:style-name="Strong_20_Emphasis"><text:span text:style-name="T74">Naam</text:span></text:span><text:span text:style-name="Strong_20_Emphasis"><text:span text:style-name="T69"> </text:span></text:span><text:span text:style-name="Definition"><text:span text:style-name="T97">Gebruiker</text:span></text:span><text:span text:style-name="Strong_20_Emphasis"><text:span text:style-name="T69"> en </text:span></text:span><text:span text:style-name="Strong_20_Emphasis"><text:span text:style-name="T74">Computernaam</text:span></text:span><text:span text:style-name="Strong_20_Emphasis"><text:span text:style-name="T69"> </text:span></text:span><text:span text:style-name="Definition"><text:span text:style-name="T97">Computernaam</text:span></text:span><text:span text:style-name="Strong_20_Emphasis"><text:span text:style-name="T69">. <text:line-break/>Geef tweemaal een </text:span></text:span><text:span text:style-name="Strong_20_Emphasis"><text:span text:style-name="T86">wachtwoord</text:span></text:span><text:span text:style-name="Strong_20_Emphasis"><text:span text:style-name="T69">.<text:line-break/>Zorg dat </text:span></text:span><text:span text:style-name="Strong_20_Emphasis"><text:span text:style-name="T74">Mijn wachtwoord vragen om aan te melden</text:span></text:span><text:span text:style-name="Strong_20_Emphasis"><text:span text:style-name="T69"> gekozen is.<text:line-break/></text:span></text:span><text:span text:style-name="Emphasis"><text:span text:style-name="T85">Indien gewenst (laptop): </text:span></text:span><text:span text:style-name="Strong_20_Emphasis"><text:span text:style-name="T69">V</text:span></text:span><text:span text:style-name="Strong_20_Emphasis"><text:span text:style-name="T73">ink aan </text:span></text:span><text:span text:style-name="Strong_20_Emphasis"><text:span text:style-name="T88">Mijn persoonlijke map versleutelen</text:span></text:span><text:span text:style-name="Strong_20_Emphasis"><text:span text:style-name="T73">.</text:span></text:span><text:span text:style-name="Strong_20_Emphasis"><text:span text:style-name="T69"><text:line-break/>Klik op </text:span></text:span><text:span text:style-name="Strong_20_Emphasis"><text:span text:style-name="T74">Vooruit</text:span></text:span><text:span text:style-name="Strong_20_Emphasis"><text:span text:style-name="T69">.</text:span></text:span></text:p>
              <text:p text:style-name="P16"><text:span text:style-name="Strong_20_Emphasis"><text:span text:style-name="T69"/></text:span></text:p>
            </text:list-item>
            <text:list-item>
              <text:p text:style-name="P16"><text:span text:style-name="Strong_20_Emphasis"><text:span text:style-name="T69">Klik op </text:span></text:span><text:span text:style-name="Strong_20_Emphasis"><text:span text:style-name="T74">Nu herstarten</text:span></text:span><text:span text:style-name="Strong_20_Emphasis"><text:span text:style-name="T69">.</text:span></text:span></text:p>
            </text:list-item>
            <text:list-item>
              <text:p text:style-name="P16"><text:span text:style-name="Strong_20_Emphasis"><text:span text:style-name="T69">Verwijder installatiemedium (CD of USB-stick).</text:span></text:span></text:p>
            </text:list-item>
          </text:list>
        </text:list-item>
      </text:list>
      <text:p text:style-name="P8"><text:span text:style-name="Emphasis"><text:span text:style-name="T79">2. Ubuntu </text:span></text:span><text:span text:style-name="Emphasis"><text:span text:style-name="T79"><text:s/>in</text:span></text:span><text:span text:style-name="Emphasis"><text:span text:style-name="T79">stalleren</text:span></text:span><text:span text:style-name="Emphasis"><text:span text:style-name="T79"> </text:span></text:span><text:span text:style-name="Emphasis"><text:span text:style-name="T79">(vervolg).</text:span></text:span></text:p>
      <text:p text:style-name="P5"><text:span text:style-name="Emphasis"><text:span text:style-name="T79"/></text:span></text:p>
      <text:list xml:id="list2021958180" text:continue-numbering="true" text:style-name="L2">
        <text:list-item>
          <text:list>
            <text:list-item>
              <text:p text:style-name="P17"><text:span text:style-name="T89">Aanmelden als </text:span><text:span text:style-name="Definition"><text:span text:style-name="T97">Gebruiker</text:span></text:span><text:span text:style-name="T89">.</text:span></text:p>
              <text:p text:style-name="P12"/>
            </text:list-item>
            <text:list-item>
              <text:p text:style-name="P18"><text:span text:style-name="Emphasis"><text:span text:style-name="T84">Indien nodig/mogelijk:</text:span></text:span><text:span text:style-name="Emphasis"><text:span text:style-name="T80"> Maak verbinding met het draadloze netwerk.</text:span></text:span></text:p>
              <text:p text:style-name="P18"><text:span text:style-name="Emphasis"><text:span text:style-name="T80"/></text:span></text:p>
            </text:list-item>
            <text:list-item>
              <text:p text:style-name="P18"><text:span text:style-name="T89">Klik op het meldingspictogram </text:span><text:span text:style-name="Strong_20_Emphasis"><text:span text:style-name="T89">Beperkt ondersteunde stuurprogramma's beschikbaar</text:span></text:span><text:span text:style-name="T89"> </text:span><text:span text:style-name="Strong_20_Emphasis"><text:span text:style-name="T76">(op het bovenste paneel) </text:span></text:span><text:span text:style-name="T89">en kies </text:span><text:span text:style-name="Strong_20_Emphasis"><text:span text:style-name="T89">Stuurprogramma's installeren</text:span></text:span><text:span text:style-name="T89"> of controleer wat te installeren via </text:span><text:span text:style-name="Strong_20_Emphasis"><text:span text:style-name="T89">Systeem</text:span></text:span><text:span text:style-name="T89"> &gt;</text:span><text:span text:style-name="Strong_20_Emphasis"><text:span text:style-name="T89"> Beheer</text:span></text:span><text:span text:style-name="T89"> &gt; </text:span><text:span text:style-name="Strong_20_Emphasis"><text:span text:style-name="T89">Extra stuurprogramma's</text:span></text:span><text:span text:style-name="T89">.<text:line-break/>Selecteer eventuele stuurprogramma(s) en/of driver(s) en klik op </text:span><text:span text:style-name="Strong_20_Emphasis"><text:span text:style-name="T89">Inschakelen</text:span></text:span><text:span text:style-name="T89">. <text:line-break/>Klik op </text:span><text:span text:style-name="Strong_20_Emphasis"><text:span text:style-name="T89">Sluiten</text:span></text:span><text:span text:style-name="T89">.</text:span></text:p>
              <text:p text:style-name="P12"/>
            </text:list-item>
            <text:list-item>
              <text:p text:style-name="P19"><text:span text:style-name="Emphasis"><text:span text:style-name="T84">Indien nodig/mogelijk:<text:tab/></text:span></text:span><text:span text:style-name="Emphasis"><text:span text:style-name="T80">Maak verbinding met het draadloze netwerk.<text:line-break/></text:span></text:span><text:span text:style-name="Emphasis"><text:span text:style-name="T84">Indien nodig:<text:tab/><text:tab/><text:tab/><text:tab/></text:span></text:span><text:span text:style-name="Emphasis"><text:span text:style-name="T80">Verwijder de netwerkkabel.</text:span></text:span></text:p>
              <text:p text:style-name="P18"><text:span text:style-name="Emphasis"><text:span text:style-name="T80"/></text:span></text:p>
            </text:list-item>
            <text:list-item>
              <text:p text:style-name="P18"><text:span text:style-name="T89">Open het venster </text:span><text:span text:style-name="Strong_20_Emphasis"><text:span text:style-name="T89">Updatebeheer</text:span></text:span><text:span text:style-name="T89"> </text:span><text:span text:style-name="Strong_20_Emphasis"><text:span text:style-name="T76">(op het onderste paneel) </text:span></text:span><text:span text:style-name="T89">of ga naar </text:span><text:span text:style-name="Strong_20_Emphasis"><text:span text:style-name="T89">Systeem</text:span></text:span><text:span text:style-name="T89"> &gt; <text:line-break/></text:span><text:span text:style-name="Strong_20_Emphasis"><text:span text:style-name="T89">Beheer</text:span></text:span><text:span text:style-name="T89"> &gt; </text:span><text:span text:style-name="Strong_20_Emphasis"><text:span text:style-name="T89">Updatebeheer</text:span></text:span><text:span text:style-name="T89">.<text:line-break/>Klik op </text:span><text:span text:style-name="Strong_20_Emphasis"><text:span text:style-name="T89">Updates installeren</text:span></text:span><text:span text:style-name="T89">. Klik op </text:span><text:span text:style-name="Strong_20_Emphasis"><text:span text:style-name="T89">Sluiten</text:span></text:span><text:span text:style-name="T89">.</text:span></text:p>
              <text:p text:style-name="P13"/>
            </text:list-item>
            <text:list-item>
              <text:p text:style-name="P12"><text:span text:style-name="Emphasis"><text:span text:style-name="T87">Indien nodig: </text:span></text:span><text:span text:style-name="Emphasis"><text:span text:style-name="T78">Herstart de computer.</text:span></text:span></text:p>
              <text:p text:style-name="P12"><text:span text:style-name="Emphasis"><text:span text:style-name="T78"/></text:span></text:p>
              <text:p text:style-name="P12"/>
            </text:list-item>
          </text:list>
        </text:list-item>
        <text:list-item>
          <text:p text:style-name="P12">Backup terugzetten.</text:p>
          <text:p text:style-name="P12"/>
          <text:list>
            <text:list-item>
              <text:p text:style-name="P17"><text:span text:style-name="T89">Aanmelden als </text:span><text:span text:style-name="Definition"><text:span text:style-name="T97">Gebruiker</text:span></text:span><text:span text:style-name="T89">.</text:span></text:p>
              <text:p text:style-name="P12"/>
            </text:list-item>
            <text:list-item>
              <text:p text:style-name="P12"><text:span text:style-name="T68">Koppel </text:span><text:span text:style-name="T68">het medium aan</text:span><text:span text:style-name="T68"> waarop de backups staan; </text:span><text:span text:style-name="T68">zoals een externe harde schijf, USB-stick, CD-R(W), of DVD-R(W).</text:span></text:p>
            </text:list-item>
            <text:list-item>
              <text:p text:style-name="P25"><text:span text:style-name="Strong_20_Emphasis"><text:span text:style-name="T57">Start </text:span></text:span><text:span text:style-name="Strong_20_Emphasis"><text:span text:style-name="T60">Terminalvenster</text:span></text:span><text:span text:style-name="Strong_20_Emphasis"><text:span text:style-name="T57"> om het restorescript te downloaden en de restore uit te voeren</text:span></text:span><text:span text:style-name="T60">.</text:span></text:p>
            </text:list-item>
            <text:list-item>
              <text:p text:style-name="P23"><text:span text:style-name="T58">$ </text:span><text:span text:style-name="User_20_Entry"><text:span text:style-name="T65">cd /tmp;wget karelzimmer.nl/gs;bash gs</text:span></text:span></text:p>
            </text:list-item>
            <text:list-item>
              <text:p text:style-name="P27"><text:span text:style-name="T43">$ </text:span><text:span text:style-name="User_20_Entry"><text:span text:style-name="T65">sudo ./restore.sh</text:span></text:span><text:span text:style-name="T43"><text:line-break/>Volg de aanwijzingen van het restorescript.</text:span></text:p>
              <text:p text:style-name="P12"/>
              <text:p text:style-name="P12"/>
            </text:list-item>
          </text:list>
        </text:list-item>
        <text:list-item>
          <text:p text:style-name="P12">Hardware installeren.</text:p>
          <text:p text:style-name="P12"/>
          <text:list>
            <text:list-item>
              <text:p text:style-name="P17"><text:span text:style-name="T89">Aanmelden als </text:span><text:span text:style-name="Definition"><text:span text:style-name="T97">Gebruiker</text:span></text:span><text:span text:style-name="T89">.</text:span></text:p>
              <text:p text:style-name="P12"/>
            </text:list-item>
            <text:list-item>
              <text:p text:style-name="P30"><text:span text:style-name="T41">Sluit de </text:span><text:span text:style-name="Emphasis">eventuele</text:span><text:span text:style-name="T41"> </text:span><text:span text:style-name="T41">printer aan en zet deze aan.<text:line-break/></text:span><text:span text:style-name="T58">Venster </text:span><text:span text:style-name="Strong_20_Emphasis"><text:span text:style-name="T58">Printerconfiguratie</text:span></text:span><text:span text:style-name="T58"> opent of ga naar </text:span><text:span text:style-name="Strong_20_Emphasis"><text:span text:style-name="T58">Systeem</text:span></text:span><text:span text:style-name="T58"> &gt; </text:span><text:span text:style-name="Strong_20_Emphasis"><text:span text:style-name="T58">Beheer</text:span></text:span><text:span text:style-name="T58"> &gt; </text:span><text:span text:style-name="Strong_20_Emphasis"><text:span text:style-name="T58">Afdrukken</text:span></text:span><text:span text:style-name="T58">.<text:line-break/></text:span><text:span text:style-name="T41">Klik twee keer op </text:span><text:span text:style-name="Strong_20_Emphasis"><text:span text:style-name="T46">Volgende</text:span></text:span><text:span text:style-name="T41">.<text:line-break/></text:span><text:span text:style-name="T41">Vul </text:span><text:span text:style-name="Strong_20_Emphasis"><text:span text:style-name="T46">Locatie</text:span></text:span><text:span text:style-name="T41"> </text:span><text:span text:style-name="T41">in en k</text:span><text:span text:style-name="T41">lik op </text:span><text:span text:style-name="Strong_20_Emphasis"><text:span text:style-name="T46">Toepassen</text:span></text:span><text:span text:style-name="T41">. Klik bij </text:span><text:span text:style-name="Strong_20_Emphasis"><text:span text:style-name="T46">Wilt u een testpagina afdrukken?</text:span></text:span><text:span text:style-name="T41"> op </text:span><text:span text:style-name="Strong_20_Emphasis"><text:span text:style-name="T46">Nee</text:span></text:span><text:span text:style-name="T41">.</text:span></text:p>
            </text:list-item>
            <text:list-item>
              <text:p text:style-name="P17"><text:span text:style-name="T89">Ga naar </text:span><text:span text:style-name="Strong_20_Emphasis"><text:span text:style-name="T89">Server</text:span></text:span><text:span text:style-name="T89"> &gt; </text:span><text:span text:style-name="Strong_20_Emphasis"><text:span text:style-name="T89">Instellingen</text:span></text:span><text:span text:style-name="T89">, vin</text:span><text:span text:style-name="T90">k aan </text:span><text:span text:style-name="Strong_20_Emphasis"><text:span text:style-name="T90">Gedeelde printers verbonden met dit systeem publiceren</text:span></text:span><text:span text:style-name="T90">, en klik op </text:span><text:span text:style-name="Strong_20_Emphasis"><text:span text:style-name="T90">OK</text:span></text:span><text:span text:style-name="T90">.</text:span></text:p>
            </text:list-item>
            <text:list-item>
              <text:p text:style-name="P20"><text:span text:style-name="T89">Klik rechts op </text:span><text:span text:style-name="T89">de p</text:span><text:span text:style-name="T89">r</text:span><text:span text:style-name="T89">inter</text:span><text:span text:style-name="T89"> en selecteer </text:span><text:span text:style-name="Strong_20_Emphasis"><text:span text:style-name="T89">Eigenschappen</text:span></text:span><text:span text:style-name="T89">. <text:line-break/>Klik op </text:span><text:span text:style-name="Strong_20_Emphasis"><text:span text:style-name="T89">Policies</text:span></text:span><text:span text:style-name="T89"> en zorg dat alle drie opties </text:span><text:span text:style-name="Strong_20_Emphasis"><text:span text:style-name="T89">Aangezet</text:span></text:span><text:span text:style-name="T89">, </text:span><text:span text:style-name="Strong_20_Emphasis"><text:span text:style-name="T89">Accepteert taken</text:span></text:span><text:span text:style-name="T89">, en </text:span><text:span text:style-name="Strong_20_Emphasis"><text:span text:style-name="T89">Gedeeld</text:span></text:span><text:span text:style-name="T89"> zijn aangevinkt (i.v.m. printen van Windows naar Ubuntu). <text:line-break/>Klik op </text:span><text:span text:style-name="Strong_20_Emphasis"><text:span text:style-name="T89">Annuleren</text:span></text:span><text:span text:style-name="T89"> resp</text:span><text:span text:style-name="T89">ecievelijk</text:span><text:span text:style-name="Strong_20_Emphasis"><text:span text:style-name="T89"> OK</text:span></text:span><text:span text:style-name="T89">.</text:span></text:p>
            </text:list-item>
            <text:list-item>
              <text:p text:style-name="P17"><text:span text:style-name="T90">Sluit </text:span><text:span text:style-name="Strong_20_Emphasis"><text:span text:style-name="T77">Afdrukken – localhost</text:span></text:span><text:span text:style-name="T77"> af.</text:span></text:p>
            </text:list-item>
          </text:list>
          <text:p text:style-name="P14"/>
          <text:list text:continue-numbering="true">
            <text:list-item>
              <text:p text:style-name="P17"><text:span text:style-name="T90">Zorg dat de </text:span><text:span text:style-name="Emphasis"><text:span text:style-name="T90">eventuele</text:span></text:span><text:span text:style-name="T90"> PC met printer aan staat.</text:span></text:p>
            </text:list-item>
            <text:list-item>
              <text:p text:style-name="P17"><text:span text:style-name="T90">Ga naar </text:span><text:span text:style-name="Strong_20_Emphasis"><text:span text:style-name="T90">Systeem</text:span></text:span><text:span text:style-name="T90"> &gt; </text:span><text:span text:style-name="Strong_20_Emphasis"><text:span text:style-name="T90">Beheer</text:span></text:span><text:span text:style-name="T90"> &gt; </text:span><text:span text:style-name="Strong_20_Emphasis"><text:span text:style-name="T90">Afdrukken</text:span></text:span><text:span text:style-name="T90"> &gt; </text:span><text:span text:style-name="Strong_20_Emphasis"><text:span text:style-name="T90">Server</text:span></text:span><text:span text:style-name="T90"> &gt; </text:span><text:span text:style-name="Strong_20_Emphasis"><text:span text:style-name="T90">Instellingen.</text:span></text:span><text:span text:style-name="T90"><text:line-break/>Vink aan </text:span><text:span text:style-name="Strong_20_Emphasis"><text:span text:style-name="T90">Door andere systemen gedeelde printers tonen</text:span></text:span><text:span text:style-name="T90"> en klik op </text:span><text:span text:style-name="Strong_20_Emphasis"><text:span text:style-name="T90">OK</text:span></text:span><text:span text:style-name="T90">.<text:line-break/></text:span><text:span text:style-name="T77">Sluit </text:span><text:span text:style-name="Strong_20_Emphasis"><text:span text:style-name="T77">Afdrukken – localhost</text:span></text:span><text:span text:style-name="T77"> af.</text:span></text:p>
              <text:p text:style-name="P21"/>
            </text:list-item>
          </text:list>
        </text:list-item>
      </text:list>
      <text:p text:style-name="P4"/>
      <text:list xml:id="list268344594" text:continue-numbering="true" text:style-name="L2">
        <text:list-item>
          <text:p text:style-name="P32">Software installeren.</text:p>
          <text:list>
            <text:list-header>
              <text:p text:style-name="P12"/>
            </text:list-header>
            <text:list-item>
              <text:p text:style-name="P17"><text:span text:style-name="T89">Aanmelden als </text:span><text:span text:style-name="Definition"><text:span text:style-name="T97">Gebruiker</text:span></text:span><text:span text:style-name="T89">.</text:span></text:p>
              <text:p text:style-name="P12"/>
            </text:list-item>
            <text:list-item>
              <text:p text:style-name="P23"><text:span text:style-name="Strong_20_Emphasis"><text:span text:style-name="T56">Start </text:span></text:span><text:span text:style-name="Strong_20_Emphasis"><text:span text:style-name="T58">Terminalvenster</text:span></text:span><text:span text:style-name="Strong_20_Emphasis"><text:span text:style-name="T56"> om het installatiescript en de installatiebestanden te downloaden en de installatie uit te voeren</text:span></text:span><text:span text:style-name="T58">.</text:span></text:p>
            </text:list-item>
            <text:list-item>
              <text:p text:style-name="P30"><text:span text:style-name="T49">$ </text:span><text:span text:style-name="User_20_Entry"><text:span text:style-name="T62">cd /tmp;wget karelzimmer.nl/gs;bash gs</text:span></text:span></text:p>
            </text:list-item>
            <text:list-item>
              <text:p text:style-name="P30"><text:span text:style-name="T58">$ </text:span><text:span text:style-name="User_20_Entry"><text:span text:style-name="T65">sudo ./install.sh</text:span></text:span><text:span text:style-name="User_20_Entry"><text:span text:style-name="T58"><text:line-break/></text:span></text:span><text:span text:style-name="User_20_Entry"><text:span text:style-name="T41">Volg de aanwijzingen van het installatiescript.</text:span></text:span></text:p>
              <text:p text:style-name="P30"><text:span text:style-name="User_20_Entry"><text:span text:style-name="T41"/></text:span></text:p>
              <text:p text:style-name="P12"><text:span text:style-name="Emphasis"><text:span text:style-name="T30">Indien </text:span></text:span><text:span text:style-name="Emphasis"><text:span text:style-name="T82">gewenst</text:span></text:span><text:span text:style-name="Emphasis"><text:span text:style-name="T30">:</text:span></text:span></text:p>
            </text:list-item>
            <text:list-item>
              <text:p text:style-name="P30"><text:span text:style-name="User_20_Entry"><text:span text:style-name="T41">Download Frost</text:span></text:span><text:span text:style-name="User_20_Entry"><text:span text:style-name="T41">W</text:span></text:span><text:span text:style-name="User_20_Entry"><text:span text:style-name="T41">ire (bestanden delen, zoeken, en downloaden) van </text:span></text:span><text:a xlink:type="simple" xlink:href="http://www.frostwire.com/"><text:span text:style-name="Internet_20_link"><text:span text:style-name="T4">frostwire.com</text:span></text:span></text:a><text:span text:style-name="User_20_Entry"><text:span text:style-name="T41">.<text:line-break/>Kies </text:span></text:span><text:span text:style-name="Strong_20_Emphasis"><text:span text:style-name="T46">Openen met Ubuntu softwarecentrum (standaard)</text:span></text:span><text:span text:style-name="User_20_Entry"><text:span text:style-name="T41"> en klik op </text:span></text:span><text:span text:style-name="Strong_20_Emphasis"><text:span text:style-name="T46">OK</text:span></text:span><text:span text:style-name="User_20_Entry"><text:span text:style-name="T41">.</text:span></text:span></text:p>
            </text:list-item>
            <text:list-item>
              <text:p text:style-name="P31"><text:span text:style-name="User_20_Entry"><text:span text:style-name="T44">Klik op </text:span></text:span><text:span text:style-name="Strong_20_Emphasis"><text:span text:style-name="T48">Installeren</text:span></text:span><text:span text:style-name="User_20_Entry"><text:span text:style-name="T44">. </text:span></text:span><text:span text:style-name="User_20_Entry"><text:span text:style-name="T14">Sluit </text:span></text:span><text:span text:style-name="Strong_20_Emphasis"><text:span text:style-name="T8">Ubuntu softwarecentrum</text:span></text:span><text:span text:style-name="User_20_Entry"><text:span text:style-name="T14"> af.<text:line-break/></text:span></text:span><text:span text:style-name="Emphasis"><text:span text:style-name="T32">Indien nodig:</text:span></text:span><text:span text:style-name="Emphasis"><text:span text:style-name="T15"> </text:span></text:span><text:span text:style-name="Emphasis"><text:span text:style-name="T16">Download </text:span></text:span><text:span text:style-name="Emphasis"><text:span text:style-name="T17">h</text:span></text:span><text:span text:style-name="Emphasis"><text:span text:style-name="T16">e</text:span></text:span><text:span text:style-name="Emphasis"><text:span text:style-name="T17">t</text:span></text:span><text:span text:style-name="Emphasis"><text:span text:style-name="T16"> </text:span></text:span><text:span text:style-name="Emphasis"><text:span text:style-name="T19">fixica-</text:span></text:span><text:span text:style-name="Emphasis"><text:span text:style-name="T16">script </text:span></text:span><text:span text:style-name="Emphasis"><text:span text:style-name="T18">met $</text:span></text:span><text:span text:style-name="Emphasis"><text:span text:style-name="T16"> </text:span></text:span><text:span text:style-name="User_20_Entry"><text:span text:style-name="T28">cd /tmp;wget karelzimmer.nl/gs;bash gs</text:span></text:span></text:p>
              <text:p text:style-name="P30"><text:span text:style-name="User_20_Entry"><text:span text:style-name="T41"/></text:span></text:p>
              <text:p text:style-name="P30"><text:span text:style-name="Emphasis"><text:span text:style-name="T31">Indien </text:span></text:span><text:span text:style-name="Emphasis"><text:span text:style-name="T31">gewenst</text:span></text:span><text:span text:style-name="Emphasis"><text:span text:style-name="T31"> </text:span></text:span><text:span text:style-name="Emphasis"><text:span text:style-name="T31">– </text:span></text:span><text:span text:style-name="Emphasis"><text:span text:style-name="T29">32-bit:</text:span></text:span></text:p>
            </text:list-item>
            <text:list-item>
              <text:p text:style-name="P42"><text:span text:style-name="T41">Download </text:span><text:span text:style-name="T41">ICA</text:span><text:span text:style-name="T41"> Client “Citrix Receiver for Linux” (Telewerken) v</text:span><text:span text:style-name="T41">i</text:span><text:span text:style-name="T41">a </text:span><text:a xlink:type="simple" xlink:href="http://citrix.nl/"><text:span text:style-name="Internet_20_link"><text:span text:style-name="T92">citrix.nl</text:span></text:span></text:a><text:span text:style-name="T41"> </text:span><text:span text:style-name="T41">&gt; </text:span><text:span text:style-name="Strong_20_Emphasis"><text:span text:style-name="T63">Downloads</text:span></text:span><text:span text:style-name="T41"> &gt; </text:span><text:span text:style-name="T41">onder </text:span><text:span text:style-name="Strong_20_Emphasis"><text:span text:style-name="T63">Featured Downloads</text:span></text:span><text:span text:style-name="T67">:</text:span><text:span text:style-name="T41"> </text:span><text:span text:style-name="Strong_20_Emphasis"><text:span text:style-name="T63">Linux Clients</text:span></text:span><text:span text:style-name="T41">. <text:line-break/>Klik </text:span><text:span text:style-name="T41">a</text:span><text:span text:style-name="T41">chter</text:span><text:span text:style-name="T41"> </text:span><text:span text:style-name="Strong_20_Emphasis"><text:span text:style-name="T63">.</text:span></text:span><text:span text:style-name="Strong_20_Emphasis"><text:span text:style-name="T63">deb</text:span></text:span><text:span text:style-name="T41"> </text:span><text:span text:style-name="T41">op </text:span><text:span text:style-name="Strong_20_Emphasis"><text:span text:style-name="T63">Download</text:span></text:span><text:span text:style-name="T41">.</text:span><text:span text:style-name="T41"><text:line-break/>Kies </text:span><text:span text:style-name="Strong_20_Emphasis"><text:span text:style-name="T46">Openen met Ubuntu softwarecentrum (standaard)</text:span></text:span><text:span text:style-name="T41"> en klik op </text:span><text:span text:style-name="Strong_20_Emphasis"><text:span text:style-name="T46">OK</text:span></text:span><text:span text:style-name="T41">.</text:span></text:p>
              <text:p text:style-name="P28"><text:span text:style-name="User_20_Entry"><text:span text:style-name="T14">Klik op </text:span></text:span><text:span text:style-name="Strong_20_Emphasis"><text:span text:style-name="T8">Installeren</text:span></text:span><text:span text:style-name="User_20_Entry"><text:span text:style-name="T14">. Sluit </text:span></text:span><text:span text:style-name="Strong_20_Emphasis"><text:span text:style-name="T8">Ubuntu softwarecentrum</text:span></text:span><text:span text:style-name="User_20_Entry"><text:span text:style-name="T14"> af.</text:span></text:span></text:p>
            </text:list-item>
            <text:list-item>
              <text:p text:style-name="P29"><text:span text:style-name="User_20_Entry"><text:span text:style-name="T21">Voltooi de ICA Client installatie via het</text:span></text:span><text:span text:style-name="User_20_Entry"><text:span text:style-name="T12"> </text:span></text:span><text:span text:style-name="Strong_20_Emphasis"><text:span text:style-name="T8">Terminalvenster </text:span></text:span><text:span text:style-name="User_20_Entry"><text:span text:style-name="T21">$ </text:span></text:span><text:span text:style-name="User_20_Entry"><text:span text:style-name="T27">sudo /tmp/fixica.sh</text:span></text:span><text:span text:style-name="User_20_Entry"><text:span text:style-name="T21"> </text:span></text:span></text:p>
              <text:p text:style-name="P28"><text:span text:style-name="User_20_Entry"><text:span text:style-name="T14"/></text:span></text:p>
              <text:p text:style-name="P30"><text:span text:style-name="Emphasis"><text:span text:style-name="T31">Indien </text:span></text:span><text:span text:style-name="Emphasis"><text:span text:style-name="T31">gewenst</text:span></text:span><text:span text:style-name="Emphasis"><text:span text:style-name="T31"> </text:span></text:span><text:span text:style-name="Emphasis"><text:span text:style-name="T31">– </text:span></text:span><text:span text:style-name="Emphasis"><text:span text:style-name="T64">64-bit:</text:span></text:span></text:p>
            </text:list-item>
            <text:list-item>
              <text:p text:style-name="P30"><text:span text:style-name="T41">Download </text:span><text:span text:style-name="T41">ICA</text:span><text:span text:style-name="T41"> Client “Citrix Receiver for Linux” (Telewerken) v</text:span><text:span text:style-name="T41">i</text:span><text:span text:style-name="T41">a </text:span><text:a xlink:type="simple" xlink:href="http://citrix.nl/"><text:span text:style-name="Internet_20_link"><text:span text:style-name="T92">citrix.nl</text:span></text:span></text:a><text:span text:style-name="T41"> </text:span><text:span text:style-name="T41">&gt; </text:span><text:span text:style-name="Strong_20_Emphasis"><text:span text:style-name="T63">Downloads</text:span></text:span><text:span text:style-name="T41"> &gt; </text:span><text:span text:style-name="T41">onder </text:span><text:span text:style-name="Strong_20_Emphasis"><text:span text:style-name="T63">Featured Downloads</text:span></text:span><text:span text:style-name="T66">:</text:span><text:span text:style-name="T41"> </text:span><text:span text:style-name="Strong_20_Emphasis"><text:span text:style-name="T63">Linux Clients</text:span></text:span><text:span text:style-name="T41">. <text:line-break/>Klik </text:span><text:span text:style-name="T41">a</text:span><text:span text:style-name="T41">chter</text:span><text:span text:style-name="T41"> </text:span><text:span text:style-name="Strong_20_Emphasis"><text:span text:style-name="T63">.tar.gz</text:span></text:span><text:span text:style-name="T41"> </text:span><text:span text:style-name="T41">op </text:span><text:span text:style-name="Strong_20_Emphasis"><text:span text:style-name="T63">Download</text:span></text:span><text:span text:style-name="T41">.<text:line-break/></text:span><text:span text:style-name="T41">Kies voor </text:span><text:span text:style-name="Strong_20_Emphasis"><text:span text:style-name="T58">Bestand opslaan</text:span></text:span><text:span text:style-name="T41"> en klik op </text:span><text:span text:style-name="Strong_20_Emphasis"><text:span text:style-name="T58">OK</text:span></text:span><text:span text:style-name="T41">.</text:span></text:p>
            </text:list-item>
            <text:list-item>
              <text:p text:style-name="P30"><text:span text:style-name="T45">Pak het bestand</text:span><text:span text:style-name="T58"> </text:span><text:span text:style-name="T58">uit </text:span><text:span text:style-name="T58">via het</text:span><text:span text:style-name="User_20_Entry"><text:span text:style-name="T42"> </text:span></text:span><text:span text:style-name="Strong_20_Emphasis"><text:span text:style-name="T47">Terminalvenster</text:span></text:span><text:span text:style-name="T58"> $ </text:span><text:span text:style-name="User_20_Entry"><text:span text:style-name="T65">tar -C /tmp -xzf ~/Downloads/linuxx*<text:line-break/>I</text:span></text:span><text:span text:style-name="T65">nstalleer de ICA Client met $</text:span><text:span text:style-name="User_20_Entry"><text:span text:style-name="T65"> s</text:span></text:span><text:span text:style-name="User_20_Entry"><text:span text:style-name="T65">udo </text:span></text:span><text:span text:style-name="User_20_Entry"><text:span text:style-name="T65">/tmp</text:span></text:span><text:span text:style-name="User_20_Entry"><text:span text:style-name="T65">/setupwfc</text:span></text:span></text:p>
            </text:list-item>
            <text:list-item>
              <text:p text:style-name="P29"><text:span text:style-name="User_20_Entry"><text:span text:style-name="T21">Voltooi de ICA Client installatie met</text:span></text:span><text:span text:style-name="Strong_20_Emphasis"><text:span text:style-name="T6"> </text:span></text:span><text:span text:style-name="User_20_Entry"><text:span text:style-name="T21">$ </text:span></text:span><text:span text:style-name="User_20_Entry"><text:span text:style-name="T27">sudo /tmp/fixica.sh</text:span></text:span><text:span text:style-name="User_20_Entry"><text:span text:style-name="T21"> </text:span></text:span></text:p>
              <text:p text:style-name="P28"><text:span text:style-name="User_20_Entry"><text:span text:style-name="T27"/></text:span></text:p>
              <text:p text:style-name="P30"><text:span text:style-name="User_20_Entry"><text:span text:style-name="T41"/></text:span></text:p>
            </text:list-item>
          </text:list>
        </text:list-item>
        <text:list-item>
          <text:p text:style-name="P12">Gebruiker inrichten.</text:p>
          <text:list>
            <text:list-header>
              <text:p text:style-name="P22"/>
            </text:list-header>
            <text:list-item>
              <text:p text:style-name="P17"><text:span text:style-name="T89">Aanmelden als </text:span><text:span text:style-name="Definition"><text:span text:style-name="T97">Gebruiker</text:span></text:span><text:span text:style-name="T89">.</text:span></text:p>
              <text:p text:style-name="P12"/>
              <text:p text:style-name="P12"><text:span text:style-name="Emphasis"><text:span text:style-name="T83">Indien </text:span></text:span><text:span text:style-name="Emphasis"><text:span text:style-name="T83">nodig:</text:span></text:span></text:p>
            </text:list-item>
            <text:list-item>
              <text:p text:style-name="P33">Voltooi de installatie van <text:span text:style-name="Strong_20_Emphasis">FrostWire</text:span> via <text:span text:style-name="Strong_20_Emphasis">Toepassingen</text:span> &gt; <text:span text:style-name="Strong_20_Emphasis">Internet</text:span>. <text:line-break/>Kies <text:span text:style-name="Strong_20_Emphasis">Language</text:span> <text:span text:style-name="Strong_20_Emphasis">Nederlands</text:span>.</text:p>
            </text:list-item>
            <text:list-item>
              <text:p text:style-name="P39"><text:span text:style-name="T94">Zet delen uit via </text:span><text:span text:style-name="Strong_20_Emphasis"><text:span text:style-name="T95">Hulpmiddelen</text:span></text:span><text:span text:style-name="T94"> &gt; </text:span><text:span text:style-name="Strong_20_Emphasis"><text:span text:style-name="T95">Opties</text:span></text:span><text:span text:style-name="T94"> &gt; </text:span><text:span text:style-name="Strong_20_Emphasis"><text:span text:style-name="T93">De</text:span></text:span><text:span text:style-name="Strong_20_Emphasis"><text:span text:style-name="T93">e</text:span></text:span><text:span text:style-name="Strong_20_Emphasis"><text:span text:style-name="T93">l</text:span></text:span><text:span text:style-name="Strong_20_Emphasis"><text:span text:style-name="T93">t</text:span></text:span><text:span text:style-name="T94">. Kies </text:span><text:span text:style-name="Strong_20_Emphasis"><text:span text:style-name="T95">Geen mappen</text:span></text:span><text:span text:style-name="T94">, </text:span><text:span text:style-name="Strong_20_Emphasis"><text:span text:style-name="T95">extensies</text:span></text:span><text:span text:style-name="T94">, en </text:span><text:span text:style-name="Strong_20_Emphasis"><text:span text:style-name="T95">downloads delen</text:span></text:span><text:span text:style-name="T94"> en kies via </text:span><text:span text:style-name="Strong_20_Emphasis"><text:span text:style-name="T95">Systeemtray</text:span></text:span><text:span text:style-name="T94"> voor </text:span><text:span text:style-name="Strong_20_Emphasis"><text:span text:style-name="T95">Direct afsluiten</text:span></text:span><text:span text:style-name="T94">.</text:span></text:p>
            </text:list-item>
            <text:list-item>
              <text:p text:style-name="P17"><text:span text:style-name="T81">Sluit </text:span><text:span text:style-name="Strong_20_Emphasis"><text:span text:style-name="T81">FrostWire</text:span></text:span><text:span text:style-name="T81"> af.</text:span></text:p>
            </text:list-item>
          </text:list>
          <text:p text:style-name="P45"><text:span text:style-name="Emphasis"><text:span text:style-name="T11">6. </text:span></text:span><text:span text:style-name="Emphasis"><text:span text:style-name="T11">Gebruiker inrichten </text:span></text:span><text:span text:style-name="Emphasis"><text:span text:style-name="T11">(vervolg).</text:span></text:span></text:p>
          <text:p text:style-name="P33"><text:span text:style-name="Emphasis"><text:span text:style-name="T11"/></text:span></text:p>
          <text:list text:continue-numbering="true">
            <text:list-item>
              <text:p text:style-name="P40"><text:span text:style-name="T96">Aangemeld als </text:span><text:span text:style-name="Definition"><text:span text:style-name="T101">Gebruiker</text:span></text:span><text:span text:style-name="T96">.</text:span></text:p>
              <text:p text:style-name="P41"/>
            </text:list-item>
            <text:list-item>
              <text:p text:style-name="P40"><text:span text:style-name="T89">Start </text:span><text:span text:style-name="Strong_20_Emphasis"><text:span text:style-name="T89">Evolution e-mail</text:span></text:span><text:span text:style-name="T89"> via </text:span><text:span text:style-name="Strong_20_Emphasis"><text:span text:style-name="T89">Toepassingen</text:span></text:span><text:span text:style-name="T89"> &gt; </text:span><text:span text:style-name="Strong_20_Emphasis"><text:span text:style-name="T89">Kantoor</text:span></text:span><text:span text:style-name="Strong_20_Emphasis"><text:span text:style-name="T91"> (of via het bovenste paneel) en klik </text:span></text:span><text:span text:style-name="Strong_20_Emphasis"><text:span text:style-name="T89">Volgende</text:span></text:span><text:span text:style-name="Strong_20_Emphasis"><text:span text:style-name="T91">.<text:line-break/></text:span></text:span><text:span text:style-name="Strong_20_Emphasis"><text:span text:style-name="T91">S</text:span></text:span><text:span text:style-name="Strong_20_Emphasis"><text:span text:style-name="T91">tel E-mail in met de </text:span></text:span><text:span text:style-name="Strong_20_Emphasis"><text:span text:style-name="T97">Evolution </text:span></text:span><text:span text:style-name="Strong_20_Emphasis"><text:span text:style-name="T97">instellingen-assistent</text:span></text:span><text:span text:style-name="Strong_20_Emphasis"><text:span text:style-name="T91">.<text:line-break/></text:span></text:span><text:span text:style-name="Emphasis"><text:span text:style-name="T97">-OF-</text:span></text:span><text:span text:style-name="Strong_20_Emphasis"><text:span text:style-name="T91"> <text:line-break/></text:span></text:span><text:span text:style-name="Strong_20_Emphasis"><text:span text:style-name="T91">Vink aan </text:span></text:span><text:span text:style-name="Strong_20_Emphasis"><text:span text:style-name="T89">Evolution herstellen via een reservekopie</text:span></text:span><text:span text:style-name="Strong_20_Emphasis"><text:span text:style-name="T91">, g</text:span></text:span><text:span text:style-name="Strong_20_Emphasis"><text:span text:style-name="T91">a</text:span></text:span><text:span text:style-name="Strong_20_Emphasis"><text:span text:style-name="T91"> naar </text:span></text:span><text:span text:style-name="Definition"><text:span text:style-name="T97">Gebruikersnaam</text:span></text:span><text:span text:style-name="T89"> </text:span><text:span text:style-name="T89">&gt; </text:span><text:span text:style-name="Strong_20_Emphasis"><text:span text:style-name="T89">Evolution</text:span></text:span><text:span text:style-name="Strong_20_Emphasis"><text:span text:style-name="T91">, selecteer </text:span></text:span><text:span text:style-name="Strong_20_Emphasis"><text:span text:style-name="T89">evolution-backup.tar.gz</text:span></text:span><text:span text:style-name="Strong_20_Emphasis"><text:span text:style-name="T91">, klik op </text:span></text:span><text:span text:style-name="Strong_20_Emphasis"><text:span text:style-name="T89">Openen</text:span></text:span><text:span text:style-name="Strong_20_Emphasis"><text:span text:style-name="T91"> en vervolgens op </text:span></text:span><text:span text:style-name="Strong_20_Emphasis"><text:span text:style-name="T89">Toepassen</text:span></text:span><text:span text:style-name="T89">.</text:span></text:p>
            </text:list-item>
            <text:list-item>
              <text:p text:style-name="P33">Klik op <text:span text:style-name="Strong_20_Emphasis">Versturen &amp; ontvangen</text:span>, geef het <text:span text:style-name="Strong_20_Emphasis">POP-wachtwoord</text:span> op en vink aan <text:line-break/><text:span text:style-name="Strong_20_Emphasis">Dit wachtwoord onthouden</text:span>, klik op <text:span text:style-name="Strong_20_Emphasis">OK</text:span>.</text:p>
            </text:list-item>
            <text:list-item>
              <text:p text:style-name="P41">Verstuur een test e-mail.</text:p>
            </text:list-item>
            <text:list-item>
              <text:p text:style-name="P33"><text:span text:style-name="T13">Sluit </text:span><text:span text:style-name="Strong_20_Emphasis"><text:span text:style-name="T7">Evolution </text:span></text:span><text:span text:style-name="T13">af.</text:span></text:p>
              <text:p text:style-name="P41"/>
            </text:list-item>
            <text:list-item>
              <text:p text:style-name="P33"><text:span text:style-name="T51">Activeer enkelklik om het hele adres te selecteren in Firefox via </text:span><text:span text:style-name="Emphasis"><text:span text:style-name="T52">Toepassingen</text:span></text:span><text:span text:style-name="Emphasis"><text:span text:style-name="T51"> &gt; <text:line-break/></text:span></text:span><text:span text:style-name="Emphasis"><text:span text:style-name="T52">Internet</text:span></text:span><text:span text:style-name="Emphasis"><text:span text:style-name="T51"> &gt; </text:span></text:span><text:span text:style-name="Emphasis"><text:span text:style-name="T52">Firefox webbrowser</text:span></text:span><text:span text:style-name="Emphasis"><text:span text:style-name="T51">. </text:span></text:span><text:span text:style-name="Emphasis"><text:span text:style-name="T20">Ga naar </text:span></text:span><text:span text:style-name="User_20_Entry"><text:span text:style-name="T25">about:config</text:span></text:span><text:span text:style-name="Emphasis"><text:span text:style-name="T20"> en </text:span></text:span><text:span text:style-name="Emphasis"><text:span text:style-name="T10">Filter</text:span></text:span><text:span text:style-name="Emphasis"><text:span text:style-name="T20"> </text:span></text:span><text:span text:style-name="User_20_Entry"><text:span text:style-name="T25">click</text:span></text:span><text:span text:style-name="Emphasis"><text:span text:style-name="T20">.<text:line-break/></text:span></text:span><text:span text:style-name="Emphasis"><text:span text:style-name="T51">Dubbelklik regel </text:span></text:span><text:span text:style-name="Emphasis"><text:span text:style-name="T52">browser.urlbar.clickSelectsAll</text:span></text:span><text:span text:style-name="Emphasis"><text:span text:style-name="T51"> (w</text:span></text:span><text:span text:style-name="Emphasis"><text:span text:style-name="T20">aarde verandert in </text:span></text:span><text:span text:style-name="Emphasis"><text:span text:style-name="T10">true</text:span></text:span><text:span text:style-name="Emphasis"><text:span text:style-name="T20">).</text:span></text:span></text:p>
            </text:list-item>
            <text:list-item>
              <text:p text:style-name="P34"><text:span text:style-name="Emphasis"><text:span text:style-name="T11">Pas papierformaat aan via </text:span></text:span><text:span text:style-name="Strong_20_Emphasis"><text:span text:style-name="T5">Bestand</text:span></text:span><text:span text:style-name="Emphasis"><text:span text:style-name="T11"> &gt; </text:span></text:span><text:span text:style-name="Strong_20_Emphasis"><text:span text:style-name="T5">Pagina-instellingen</text:span></text:span><text:span text:style-name="Emphasis"><text:span text:style-name="T11"> &gt; </text:span></text:span><text:span text:style-name="Strong_20_Emphasis"><text:span text:style-name="T5">Papiergrootte</text:span></text:span><text:span text:style-name="Emphasis"><text:span text:style-name="T11"> &gt; </text:span></text:span><text:span text:style-name="Strong_20_Emphasis"><text:span text:style-name="T5">A4</text:span></text:span><text:span text:style-name="Emphasis"><text:span text:style-name="T11">. <text:line-break/>Klik op </text:span></text:span><text:span text:style-name="Strong_20_Emphasis"><text:span text:style-name="T5">Toepassen</text:span></text:span><text:span text:style-name="Emphasis"><text:span text:style-name="T11">.<text:line-break/></text:span></text:span><text:span text:style-name="Emphasis"><text:span text:style-name="T33">In</text:span></text:span><text:span text:style-name="Emphasis"><text:span text:style-name="T34">dien nodig:</text:span></text:span><text:span text:style-name="Emphasis"><text:span text:style-name="T16"> Open wfica </text:span></text:span><text:span text:style-name="Emphasis"><text:span text:style-name="T19">(Citrix Receiver for Linux) </text:span></text:span><text:span text:style-name="Emphasis"><text:span text:style-name="T16">met </text:span></text:span><text:span text:style-name="User_20_Entry"><text:span text:style-name="T28">/usr/lib/ICAClient/wfica</text:span></text:span></text:p>
              <text:p text:style-name="P33"><text:span text:style-name="Emphasis"><text:span text:style-name="T11"/></text:span></text:p>
            </text:list-item>
            <text:list-item>
              <text:p text:style-name="P33"><text:span text:style-name="T58">Activeer enkelklik om te openen via </text:span><text:span text:style-name="Strong_20_Emphasis"><text:span text:style-name="T58">Locaties</text:span></text:span><text:span text:style-name="T58"> &gt; </text:span><text:span text:style-name="Strong_20_Emphasis"><text:span text:style-name="T58">Persoonlijke map</text:span></text:span><text:span text:style-name="T58"> &gt; </text:span><text:span text:style-name="Strong_20_Emphasis"><text:span text:style-name="T58">Bewerken</text:span></text:span><text:span text:style-name="T58"> &gt; </text:span><text:span text:style-name="Strong_20_Emphasis"><text:span text:style-name="T58">Voorkeuren</text:span></text:span><text:span text:style-name="T58"> &gt; </text:span><text:span text:style-name="T58">tab</text:span><text:span text:style-name="T58"> </text:span><text:span text:style-name="Strong_20_Emphasis"><text:span text:style-name="T58">Gedrag</text:span></text:span><text:span text:style-name="T58">. <text:line-break/>Kies </text:span><text:span text:style-name="Strong_20_Emphasis"><text:span text:style-name="T58">Eénmalig klikken om items te openen</text:span></text:span><text:span text:style-name="T58">. Klik op </text:span><text:span text:style-name="Strong_20_Emphasis"><text:span text:style-name="T58">Sluiten</text:span></text:span><text:span text:style-name="T58">.</text:span></text:p>
            </text:list-item>
          </text:list>
          <text:p text:style-name="P37"/>
          <text:list text:continue-numbering="true">
            <text:list-item>
              <text:p text:style-name="P33"><text:span text:style-name="T58">Wijzig afbeelding opstartscherm via </text:span><text:span text:style-name="Strong_20_Emphasis"><text:span text:style-name="T58">MeMenu</text:span></text:span><text:span text:style-name="T58"> (Gebruikersnaam rechtsboven) &gt; <text:line-break/></text:span><text:span text:style-name="Strong_20_Emphasis"><text:span text:style-name="T58">Info over mij</text:span></text:span><text:span text:style-name="T58"> of </text:span><text:span text:style-name="Strong_20_Emphasis"><text:span text:style-name="T58">Systeem</text:span></text:span><text:span text:style-name="T58"> &gt; </text:span><text:span text:style-name="Strong_20_Emphasis"><text:span text:style-name="T58">Voorkeuren</text:span></text:span><text:span text:style-name="T58"> &gt; </text:span><text:span text:style-name="Strong_20_Emphasis"><text:span text:style-name="T58">Over mij</text:span></text:span><text:span text:style-name="T58">.<text:line-break/>Klik links naast </text:span><text:span text:style-name="Definition"><text:span text:style-name="T97">Gebruiker</text:span></text:span><text:span text:style-name="T58">.<text:line-break/>Selecteer </text:span><text:span text:style-name="Definition"><text:span text:style-name="T2">Gebruikers</text:span></text:span><text:span text:style-name="Definition"><text:span text:style-name="T2">afb</text:span></text:span><text:span text:style-name="Definition"><text:span text:style-name="T2">eelding</text:span></text:span><text:span text:style-name="T58">, en klik op </text:span><text:span text:style-name="Strong_20_Emphasis"><text:span text:style-name="T58">Openen</text:span></text:span><text:span text:style-name="T58">. Klik op </text:span><text:span text:style-name="Strong_20_Emphasis"><text:span text:style-name="T58">Sluiten</text:span></text:span><text:span text:style-name="T58">.</text:span></text:p>
              <text:p text:style-name="P37"/>
            </text:list-item>
            <text:list-item>
              <text:p text:style-name="P26"><text:span text:style-name="Numbering_20_Symbols"><text:span text:style-name="T58">Wijzig schermbeveilging via </text:span></text:span><text:span text:style-name="Strong_20_Emphasis"><text:span text:style-name="T58">Systeem</text:span></text:span><text:span text:style-name="Numbering_20_Symbols"><text:span text:style-name="T58"> &gt; </text:span></text:span><text:span text:style-name="Strong_20_Emphasis"><text:span text:style-name="T58">Voorkeuren</text:span></text:span><text:span text:style-name="Numbering_20_Symbols"><text:span text:style-name="T58"> &gt; </text:span></text:span><text:span text:style-name="Strong_20_Emphasis"><text:span text:style-name="T58">Schermbeveiliging</text:span></text:span><text:span text:style-name="Numbering_20_Symbols"><text:span text:style-name="T58">. <text:line-break/>Kies </text:span></text:span><text:span text:style-name="Strong_20_Emphasis"><text:span text:style-name="T58">Floating Ubuntu</text:span></text:span><text:span text:style-name="Numbering_20_Symbols"><text:span text:style-name="T58">, haal vinkje weg bij <text:line-break/></text:span></text:span><text:span text:style-name="Strong_20_Emphasis"><text:span text:style-name="T58">Vergrendel het scherm wanneer de schermbeveiliging is geactiveerd</text:span></text:span><text:span text:style-name="Numbering_20_Symbols"><text:span text:style-name="T58">, <text:line-break/>en klik op </text:span></text:span><text:span text:style-name="Strong_20_Emphasis"><text:span text:style-name="T58">Sluiten</text:span></text:span><text:span text:style-name="Numbering_20_Symbols"><text:span text:style-name="T58">.</text:span></text:span></text:p>
              <text:p text:style-name="P26"><text:span text:style-name="Numbering_20_Symbols"><text:span text:style-name="T58"/></text:span></text:p>
            </text:list-item>
            <text:list-item>
              <text:p text:style-name="P30"><text:span text:style-name="T11">Plaats </text:span><text:span text:style-name="Strong_20_Emphasis"><text:span text:style-name="T5">webbrowser</text:span></text:span><text:span text:style-name="T11"> starter als </text:span><text:span text:style-name="User_20_Entry"><text:span text:style-name="T26">Internet</text:span></text:span><text:span text:style-name="T11"> en </text:span><text:span text:style-name="Strong_20_Emphasis"><text:span text:style-name="T5">e-mail </text:span></text:span><text:span text:style-name="T11">starter als </text:span><text:span text:style-name="User_20_Entry"><text:span text:style-name="T26">E-mail</text:span></text:span><text:span text:style-name="T11"> op het bureaublad.</text:span></text:p>
              <text:p text:style-name="P22"/>
              <text:p text:style-name="P38"/>
            </text:list-item>
          </text:list>
        </text:list-item>
        <text:list-item>
          <text:p text:style-name="P38">Installatie afronden.</text:p>
          <text:p text:style-name="P38"/>
          <text:list>
            <text:list-item>
              <text:p text:style-name="P44"><text:span text:style-name="Strong_20_Emphasis"><text:span text:style-name="T53">Aanmelden als </text:span></text:span><text:span text:style-name="Definition"><text:span text:style-name="T2">Gebruiker</text:span></text:span><text:span text:style-name="Strong_20_Emphasis"><text:span text:style-name="T53">.</text:span></text:span></text:p>
              <text:p text:style-name="P44"><text:span text:style-name="Strong_20_Emphasis"><text:span text:style-name="T53"/></text:span></text:p>
            </text:list-item>
            <text:list-item>
              <text:p text:style-name="P44"><text:span text:style-name="Strong_20_Emphasis"><text:span text:style-name="T53">Start </text:span></text:span><text:span text:style-name="Strong_20_Emphasis"><text:span text:style-name="T55">Terminalvenster</text:span></text:span><text:span text:style-name="Strong_20_Emphasis"><text:span text:style-name="T53"> om het backupscript te downloaden en een backup te maken.</text:span></text:span></text:p>
            </text:list-item>
            <text:list-item>
              <text:p text:style-name="P23"><text:span text:style-name="T58">$ </text:span><text:span text:style-name="User_20_Entry"><text:span text:style-name="T65">cd /tmp;wget karelzimmer.nl/gs;bash gs</text:span></text:span></text:p>
            </text:list-item>
            <text:list-item>
              <text:p text:style-name="P44"><text:span text:style-name="T54">$ </text:span><text:span text:style-name="User_20_Entry"><text:span text:style-name="T65">sudo ./backup.sh</text:span></text:span><text:span text:style-name="User_20_Entry"><text:span text:style-name="T58"><text:line-break/></text:span></text:span><text:span text:style-name="T36">Volg de aanwijzingen van het backupscript.</text:span></text:p>
            </text:list-item>
          </text:list>
        </text:list-item>
      </text:list>
      <text:p text:style-name="P3"/>
      <text:list xml:id="list7373151551569289105" text:style-name="L3">
        <text:list-header>
          <text:p text:style-name="P43"><text:span text:style-name="Strong_20_Emphasis"><text:span text:style-name="T58">N</text:span></text:span><text:span text:style-name="Strong_20_Emphasis"><text:span text:style-name="T58">ote:<text:tab/></text:span></text:span><text:span text:style-name="Strong_20_Emphasis"><text:span text:style-name="T58"><text:tab/></text:span></text:span><text:span text:style-name="T56">Installatie </text:span><text:span text:style-name="Definition"><text:span text:style-name="T98">Computernaam</text:span></text:span><text:span text:style-name="T56"> 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0.5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0.5pt" fo:font-style="normal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0.5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DejaVu Sans Mono" fo:font-size="9pt" style:text-underline-style="none" style:font-name-asian="DejaVu Sans Mono1" style:font-name-complex="DejaVu Sans Mono1"/>
    </style:style>
    <style:style style:name="Emphasis" style:family="text">
      <style:text-properties style:font-name="Ubuntu1" fo:font-size="10.5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2" fo:font-size="10.5pt" fo:font-style="italic" style:text-underline-style="none" fo:font-weight="bold" style:text-blinking="false"/>
    </style:style>
    <style:style style:name="Example" style:family="text">
      <style:text-properties style:font-name="DejaVu Sans Mono1" style:font-name-asian="DejaVu Sans Mono1" style:font-name-complex="DejaVu Sans Mono1"/>
    </style:style>
    <style:style style:name="Strong_20_Emphasis" style:display-name="Strong Emphasis" style:family="text">
      <style:text-properties style:font-name="Ubuntu3" fo:font-size="10.5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common Ubuntu 10.10 desktop-editie</text:file-name><text:tab/><text:date style:data-style-name="N36" text:date-value="2013-06-15T13:27:06.99">15-06-2013</text:date></text:p>
      </style:header>
      <style:footer>
        <text:p text:style-name="MP2"/>
        <text:p text:style-name="Footer"><text:span text:style-name="M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subject>Installatie PC software</dc:subject>
    <meta:initial-creator>Karel Zimmer</meta:initial-creator>
    <meta:creation-date>1995-11-21T17:41:00</meta:creation-date>
    <dc:date>2013-06-15T13:27:07</dc:date>
    <meta:printed-by>Karel Zimmer</meta:printed-by>
    <meta:print-date>2010-10-15T14:31:07</meta:print-date>
    <meta:keyword>Installatie</meta:keyword>
    <meta:keyword>Checklist</meta:keyword>
    <meta:keyword>Linux</meta:keyword>
    <meta:editing-cycles>2562</meta:editing-cycles>
    <meta:editing-duration>P6DT11H14M31S</meta:editing-duration>
    <dc:creator>Karel Zimmer</dc:creator>
    <meta:document-statistic meta:table-count="0" meta:image-count="0" meta:object-count="0" meta:page-count="4" meta:paragraph-count="91" meta:word-count="1251" meta:character-count="8369" meta:non-whitespace-character-count="7143"/>
    <meta:user-defined meta:name="Info 1"/>
    <meta:user-defined meta:name="Info 2"/>
    <meta:user-defined meta:name="Info 3"/>
    <meta:user-defined meta:name="Info 4"/>
  </office:meta>
</office:document-meta>
</file>